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modern" style:font-pitch="variable"/>
    <style:font-face style:name="Courier1" svg:font-family="Courier" style:font-family-generic="modern" style:font-pitch="variable"/>
    <style:font-face style:name="Courier" svg:font-family="Courier" style:font-adornments="Oblique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width="0.081cm" svg:stroke-color="#666666" draw:marker-start-width="0.321cm" draw:marker-end-width="0.321cm" draw:fill-color="#9999ff" draw:textarea-vertical-align="middle" fo:padding-top="0.165cm" fo:padding-bottom="0.165cm" fo:padding-left="0.29cm" fo:padding-right="0.29cm"/>
      <style:paragraph-properties style:writing-mode="lr-tb"/>
    </style:style>
    <style:style style:name="gr3" style:family="graphic" style:parent-style-name="objectwithoutfill">
      <style:graphic-properties draw:stroke="solid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22cm"/>
      <style:paragraph-properties style:writing-mode="lr-tb"/>
    </style:style>
    <style:style style:name="gr5" style:family="graphic" style:parent-style-name="standard">
      <style:graphic-properties draw:stroke="solid" svg:stroke-width="0.035cm" svg:stroke-color="#00cc33" draw:marker-start-width="0.252cm" draw:marker-end-width="0.252cm" draw:fill-color="#66ff99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  <style:paragraph-properties style:writing-mode="lr-tb"/>
    </style:style>
    <style:style style:name="gr6" style:family="graphic" style:parent-style-name="standard">
      <style:graphic-properties svg:stroke-width="0.035cm" svg:stroke-color="#6600ff" draw:marker-start-width="0.252cm" draw:marker-end-width="0.252cm" draw:fill-color="#9999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4cm" fo:min-width="13.26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2.86cm"/>
      <style:paragraph-properties style:writing-mode="lr-tb"/>
    </style:style>
    <style:style style:name="gr9" style:family="graphic" style:parent-style-name="standard">
      <style:graphic-properties svg:stroke-width="0.035cm" svg:stroke-color="#6600ff" draw:marker-start-width="0.252cm" draw:marker-end-width="0.252cm" draw:fill-color="#ffff66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  <style:paragraph-properties style:writing-mode="lr-tb"/>
    </style:style>
    <style:style style:name="gr10" style:family="graphic" style:parent-style-name="standard">
      <style:graphic-properties svg:stroke-width="0.081cm" svg:stroke-color="#666666" draw:marker-start-width="0.321cm" draw:marker-end-width="0.321cm" draw:fill-color="#ff99ff" draw:textarea-vertical-align="middle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svg:stroke-width="0.035cm" svg:stroke-color="#6600ff" draw:marker-start-width="0.252cm" draw:marker-end-width="0.252cm" draw:fill-color="#ff99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5cm"/>
      <style:paragraph-properties style:writing-mode="lr-tb"/>
    </style:style>
    <style:style style:name="gr13" style:family="graphic" style:parent-style-name="standard">
      <style:graphic-properties svg:stroke-width="0.081cm" svg:stroke-color="#666666" draw:marker-start-width="0.321cm" draw:marker-end-width="0.321cm" draw:fill-color="#ffff66" draw:textarea-vertical-align="middle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8.10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8cm"/>
      <style:paragraph-properties style:writing-mode="lr-tb"/>
    </style:style>
    <style:style style:name="gr16" style:family="graphic" style:parent-style-name="objectwithoutfill">
      <style:graphic-properties draw:stroke="solid" svg:stroke-width="0.081cm" svg:stroke-color="#666666" draw:marker-start-width="0.321cm" draw:marker-end="Square_20_45" draw:marker-end-width="0.4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535cm"/>
      <style:paragraph-properties style:writing-mode="lr-tb"/>
    </style:style>
    <style:style style:name="gr18" style:family="graphic" style:parent-style-name="standard">
      <style:graphic-properties draw:stroke="dash" draw:stroke-dash="Ultrafine_20_Dashed" svg:stroke-width="0.081cm" svg:stroke-color="#666666" draw:marker-start-width="0.321cm" draw:marker-end-width="0.321cm" draw:fill-color="#cccccc" draw:textarea-vertical-align="middle" fo:padding-top="0.165cm" fo:padding-bottom="0.165cm" fo:padding-left="0.29cm" fo:padding-right="0.29cm"/>
      <style:paragraph-properties style:writing-mode="lr-tb"/>
    </style:style>
    <style:style style:name="gr19" style:family="graphic" style:parent-style-name="objectwithoutfill">
      <style:graphic-properties draw:stroke="dash" draw:stroke-dash="Ultrafine_20_Dashed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886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43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84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92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loext:graphic-properties draw:fill-color="#9999ff"/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4" style:family="paragraph">
      <loext:graphic-properties draw:fill="none"/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66ff99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9" style:family="paragraph">
      <loext:graphic-properties draw:fill-color="#9999ff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10" style:family="paragraph">
      <loext:graphic-properties draw:fill="none" draw:fill-color="#ffffff"/>
      <style:paragraph-properties fo:margin-left="0cm" fo:margin-right="0cm" fo:text-indent="0cm"/>
      <style:text-properties fo:color="#0066cc" fo:font-size="20pt" style:font-size-asian="20pt" style:font-size-complex="20pt"/>
    </style:style>
    <style:style style:name="P11" style:family="paragraph">
      <loext:graphic-properties draw:fill="none" draw:fill-color="#ffffff"/>
      <style:paragraph-properties fo:margin-left="0cm" fo:margin-right="0cm" fo:text-indent="0cm"/>
      <style:text-properties fo:color="#0066cc" fo:font-size="15pt" style:font-size-asian="15pt" style:font-size-complex="15pt"/>
    </style:style>
    <style:style style:name="P12" style:family="paragraph">
      <loext:graphic-properties draw:fill-color="#ffff66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13" style:family="paragraph">
      <loext:graphic-properties draw:fill-color="#ff99ff"/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14" style:family="paragraph">
      <loext:graphic-properties draw:fill-color="#ff99ff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15" style:family="paragraph">
      <loext:graphic-properties draw:fill-color="#ffff66"/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16" style:family="paragraph">
      <loext:graphic-properties draw:fill="none" draw:fill-color="#ffffff"/>
      <style:paragraph-properties fo:margin-left="0cm" fo:margin-right="0cm" fo:text-indent="0cm"/>
      <style:text-properties fo:font-size="15pt" style:font-size-asian="15pt" style:font-size-complex="15pt"/>
    </style:style>
    <style:style style:name="P17" style:family="paragraph">
      <loext:graphic-properties draw:fill="none" draw:fill-color="#ffffff"/>
      <style:paragraph-properties fo:margin-left="0cm" fo:margin-right="0cm" fo:text-indent="0cm"/>
      <style:text-properties fo:font-size="26pt" style:font-size-asian="26pt" style:font-size-complex="26pt"/>
    </style:style>
    <style:style style:name="P18" style:family="paragraph">
      <loext:graphic-properties draw:fill-color="#cccccc"/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19" style:family="paragraph">
      <loext:graphic-properties draw:fill="none" draw:fill-color="#ffffff"/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0066cc" style:font-name="Courier" fo:font-size="20pt" style:font-size-asian="20pt" style:font-size-complex="20pt"/>
    </style:style>
    <style:style style:name="T3" style:family="text">
      <style:text-properties fo:color="#0066cc" style:font-name="Courier" fo:font-size="6pt" style:font-size-asian="6pt" style:font-size-complex="6pt"/>
    </style:style>
    <style:style style:name="T4" style:family="text">
      <style:text-properties fo:color="#0066cc" style:font-name="Courier" fo:font-size="15pt" style:font-size-asian="15pt" style:font-size-complex="15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9cm" svg:height="12.8cm" svg:x="2.559cm" svg:y="1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2" draw:text-style-name="P3" draw:layer="layout" svg:width="0.779cm" svg:height="0.821cm" svg:x="10.569cm" svg:y="11.582cm">
          <text:p text:style-name="P2"><text:span text:style-name="T1">A</text:span></text:p>
        </draw:ellipse>
        <draw:ellipse draw:style-name="gr2" draw:text-style-name="P3" draw:layer="layout" svg:width="0.779cm" svg:height="0.82cm" svg:x="10.57cm" svg:y="9.611cm">
          <text:p text:style-name="P2"><text:span text:style-name="T1">B</text:span></text:p>
        </draw:ellipse>
        <draw:line draw:style-name="gr3" draw:text-style-name="P4" draw:layer="layout" svg:x1="10.959cm" svg:y1="10.43cm" svg:x2="10.959cm" svg:y2="11.623cm">
          <text:p/>
        </draw:line>
        <draw:frame draw:style-name="gr4" draw:text-style-name="P6" draw:layer="layout" svg:width="2.022cm" svg:height="0.962cm" svg:x="14.537cm" svg:y="2.038cm">
          <draw:text-box>
            <text:p text:style-name="P5">Local</text:p>
          </draw:text-box>
        </draw:frame>
        <draw:custom-shape draw:style-name="gr5" draw:text-style-name="P8" draw:layer="layout" svg:width="1.549cm" svg:height="0.7cm" svg:x="8.338cm" svg:y="6.316cm">
          <text:p text:style-name="P7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332.3870967742 35435.0927246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9" draw:layer="layout" svg:width="1.549cm" svg:height="0.7cm" svg:x="8.374cm" svg:y="7.624cm">
          <text:p text:style-name="P7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1285.1612903226 14975.17831669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10" draw:layer="layout" svg:width="13.765cm" svg:height="0.984cm" svg:x="11.548cm" svg:y="16.7cm">
          <draw:text-box>
            <text:p text:style-name="P5"><text:span text:style-name="T2">git pull -</text:span><text:span text:style-name="T3"> </text:span><text:span text:style-name="T2">-rebase origin master</text:span></text:p>
          </draw:text-box>
        </draw:frame>
        <draw:frame draw:style-name="gr8" draw:text-style-name="P11" draw:layer="layout" svg:width="3.36cm" svg:height="0.9cm" svg:x="14.059cm" svg:y="14.1cm">
          <draw:text-box>
            <text:p text:style-name="P5"><text:span text:style-name="T4">git fetch</text:span></text:p>
          </draw:text-box>
        </draw:frame>
        <draw:custom-shape draw:style-name="gr9" draw:text-style-name="P12" draw:layer="layout" svg:width="3.073cm" svg:height="0.7cm" svg:x="6.859cm" svg:y="10.425cm">
          <text:p text:style-name="P7"><text:span text:style-name="T1">origin/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6926.2199089135 -554.6362339514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0" draw:text-style-name="P13" draw:layer="layout" svg:width="0.779cm" svg:height="0.821cm" svg:x="5.08cm" svg:y="9.194cm">
          <text:p text:style-name="P2"><text:span text:style-name="T1">B</text:span></text:p>
        </draw:ellipse>
        <draw:line draw:style-name="gr3" draw:text-style-name="P4" draw:layer="layout" svg:x1="5.47cm" svg:y1="10.015cm" svg:x2="5.47cm" svg:y2="11.208cm">
          <text:p/>
        </draw:line>
        <draw:ellipse draw:style-name="gr10" draw:text-style-name="P13" draw:layer="layout" svg:width="0.779cm" svg:height="0.819cm" svg:x="5.08cm" svg:y="11.208cm">
          <text:p text:style-name="P2"><text:span text:style-name="T1">A</text:span></text:p>
        </draw:ellipse>
        <draw:ellipse draw:style-name="gr10" draw:text-style-name="P13" draw:layer="layout" svg:width="0.778cm" svg:height="0.82cm" svg:x="5.081cm" svg:y="7.223cm">
          <text:p text:style-name="P2"><text:span text:style-name="T1">C</text:span></text:p>
        </draw:ellipse>
        <draw:line draw:style-name="gr3" draw:text-style-name="P4" draw:layer="layout" svg:x1="5.47cm" svg:y1="8.042cm" svg:x2="5.47cm" svg:y2="9.235cm">
          <text:p/>
        </draw:line>
        <draw:custom-shape draw:style-name="gr11" draw:text-style-name="P14" draw:layer="layout" svg:width="1.549cm" svg:height="0.7cm" svg:x="2.885cm" svg:y="5.036cm">
          <text:p text:style-name="P7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1285.1612903226 14975.17831669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6" draw:layer="layout" svg:width="2.725cm" svg:height="0.962cm" svg:x="3.134cm" svg:y="1.942cm">
          <draw:text-box>
            <text:p text:style-name="P5">Remote</text:p>
          </draw:text-box>
        </draw:frame>
        <draw:ellipse draw:style-name="gr10" draw:text-style-name="P13" draw:layer="layout" svg:width="0.779cm" svg:height="0.82cm" svg:x="5.082cm" svg:y="5.203cm">
          <text:p text:style-name="P2"><text:span text:style-name="T1">D</text:span></text:p>
        </draw:ellipse>
        <draw:line draw:style-name="gr3" draw:text-style-name="P4" draw:layer="layout" svg:x1="5.471cm" svg:y1="6.022cm" svg:x2="5.471cm" svg:y2="7.215cm">
          <text:p/>
        </draw:line>
        <draw:ellipse draw:style-name="gr2" draw:text-style-name="P3" draw:layer="layout" svg:width="0.779cm" svg:height="0.821cm" svg:x="15.361cm" svg:y="11.582cm">
          <text:p text:style-name="P2"><text:span text:style-name="T1">A</text:span></text:p>
        </draw:ellipse>
        <draw:ellipse draw:style-name="gr2" draw:text-style-name="P3" draw:layer="layout" svg:width="0.779cm" svg:height="0.82cm" svg:x="15.362cm" svg:y="9.611cm">
          <text:p text:style-name="P2"><text:span text:style-name="T1">B</text:span></text:p>
        </draw:ellipse>
        <draw:line draw:style-name="gr3" draw:text-style-name="P4" draw:layer="layout" svg:x1="15.751cm" svg:y1="10.43cm" svg:x2="15.751cm" svg:y2="11.623cm">
          <text:p/>
        </draw:line>
        <draw:custom-shape draw:style-name="gr5" draw:text-style-name="P8" draw:layer="layout" svg:width="1.549cm" svg:height="0.7cm" svg:x="13.13cm" svg:y="6.344cm">
          <text:p text:style-name="P7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722.5806451613 37006.56205420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9" draw:layer="layout" svg:width="1.549cm" svg:height="0.7cm" svg:x="13.166cm" svg:y="7.652cm">
          <text:p text:style-name="P7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1285.1612903226 14975.17831669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2" draw:layer="layout" svg:width="3.073cm" svg:height="0.7cm" svg:x="12.938cm" svg:y="5.317cm">
          <text:p text:style-name="P7"><text:span text:style-name="T1">origin/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7502.4072869226 9490.44222539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3" draw:text-style-name="P15" draw:layer="layout" svg:width="0.779cm" svg:height="0.821cm" svg:x="16.961cm" svg:y="7.562cm">
          <text:p text:style-name="P2"><text:span text:style-name="T1">C</text:span></text:p>
        </draw:ellipse>
        <draw:line draw:style-name="gr3" draw:text-style-name="P4" draw:layer="layout" svg:x1="17.059cm" svg:y1="8.3cm" svg:x2="16.059cm" svg:y2="9.7cm">
          <text:p/>
        </draw:line>
        <draw:ellipse draw:style-name="gr13" draw:text-style-name="P15" draw:layer="layout" svg:width="0.779cm" svg:height="0.82cm" svg:x="16.962cm" svg:y="5.591cm">
          <text:p text:style-name="P2"><text:span text:style-name="T1">D</text:span></text:p>
        </draw:ellipse>
        <draw:line draw:style-name="gr3" draw:text-style-name="P4" draw:layer="layout" svg:x1="17.351cm" svg:y1="6.41cm" svg:x2="17.351cm" svg:y2="7.603cm">
          <text:p/>
        </draw:line>
        <draw:ellipse draw:style-name="gr2" draw:text-style-name="P3" draw:layer="layout" svg:width="0.779cm" svg:height="0.82cm" svg:x="10.571cm" svg:y="7.591cm">
          <text:p text:style-name="P2"><text:span text:style-name="T1">E</text:span></text:p>
        </draw:ellipse>
        <draw:line draw:style-name="gr3" draw:text-style-name="P4" draw:layer="layout" svg:x1="10.96cm" svg:y1="8.41cm" svg:x2="10.96cm" svg:y2="9.603cm">
          <text:p/>
        </draw:line>
        <draw:ellipse draw:style-name="gr2" draw:text-style-name="P3" draw:layer="layout" svg:width="0.779cm" svg:height="0.82cm" svg:x="15.363cm" svg:y="7.591cm">
          <text:p text:style-name="P2"><text:span text:style-name="T1">E</text:span></text:p>
        </draw:ellipse>
        <draw:line draw:style-name="gr3" draw:text-style-name="P4" draw:layer="layout" svg:x1="15.752cm" svg:y1="8.41cm" svg:x2="15.752cm" svg:y2="9.603cm">
          <text:p/>
        </draw:line>
        <draw:ellipse draw:style-name="gr2" draw:text-style-name="P3" draw:layer="layout" svg:width="0.779cm" svg:height="0.821cm" svg:x="21.373cm" svg:y="11.594cm">
          <text:p text:style-name="P2"><text:span text:style-name="T1">A</text:span></text:p>
        </draw:ellipse>
        <draw:ellipse draw:style-name="gr2" draw:text-style-name="P3" draw:layer="layout" svg:width="0.779cm" svg:height="0.82cm" svg:x="21.374cm" svg:y="9.623cm">
          <text:p text:style-name="P2"><text:span text:style-name="T1">B</text:span></text:p>
        </draw:ellipse>
        <draw:line draw:style-name="gr3" draw:text-style-name="P4" draw:layer="layout" svg:x1="21.763cm" svg:y1="10.442cm" svg:x2="21.763cm" svg:y2="11.635cm">
          <text:p/>
        </draw:line>
        <draw:custom-shape draw:style-name="gr5" draw:text-style-name="P8" draw:layer="layout" svg:width="1.549cm" svg:height="0.7cm" svg:x="20.442cm" svg:y="2.328cm">
          <text:p text:style-name="P7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680.7741935484 34818.83024251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9" draw:layer="layout" svg:width="1.549cm" svg:height="0.7cm" svg:x="20.478cm" svg:y="3.636cm">
          <text:p text:style-name="P7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1285.1612903226 14975.17831669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2" draw:layer="layout" svg:width="3.073cm" svg:height="0.7cm" svg:x="23.986cm" svg:y="4.7cm">
          <text:p text:style-name="P7"><text:span text:style-name="T1">origin/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791.8022121015 34140.94151212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2" draw:text-style-name="P3" draw:layer="layout" svg:width="0.779cm" svg:height="0.821cm" svg:x="22.873cm" svg:y="7.574cm">
          <text:p text:style-name="P2"><text:span text:style-name="T1">C</text:span></text:p>
        </draw:ellipse>
        <draw:ellipse draw:style-name="gr2" draw:text-style-name="P3" draw:layer="layout" svg:width="0.779cm" svg:height="0.82cm" svg:x="22.874cm" svg:y="5.603cm">
          <text:p text:style-name="P2"><text:span text:style-name="T1">D</text:span></text:p>
        </draw:ellipse>
        <draw:line draw:style-name="gr3" draw:text-style-name="P4" draw:layer="layout" svg:x1="23.263cm" svg:y1="6.422cm" svg:x2="23.263cm" svg:y2="7.615cm">
          <text:p/>
        </draw:line>
        <draw:frame draw:style-name="gr14" draw:text-style-name="P11" draw:layer="layout" svg:width="8.605cm" svg:height="0.9cm" svg:x="18.054cm" svg:y="15.2cm">
          <draw:text-box>
            <text:p text:style-name="P5"><text:span text:style-name="T4">git rebase origin/master</text:span></text:p>
          </draw:text-box>
        </draw:frame>
        <draw:frame draw:style-name="gr15" draw:text-style-name="P16" draw:layer="layout" svg:width="1.747cm" svg:height="0.962cm" svg:x="10.021cm" svg:y="13.3cm">
          <draw:text-box>
            <text:p text:style-name="P5"><text:span text:style-name="T5">Initial</text:span></text:p>
          </draw:text-box>
        </draw:frame>
        <draw:line draw:style-name="gr16" draw:text-style-name="P4" draw:layer="layout" svg:x1="15.751cm" svg:y1="12.783cm" svg:x2="15.751cm" svg:y2="13.976cm">
          <text:p/>
        </draw:line>
        <draw:line draw:style-name="gr16" draw:text-style-name="P4" draw:layer="layout" svg:x1="21.763cm" svg:y1="12.695cm" svg:x2="21.763cm" svg:y2="15.1cm">
          <text:p/>
        </draw:line>
        <draw:frame draw:style-name="gr17" draw:text-style-name="P17" draw:layer="layout" svg:width="1.04cm" svg:height="1.276cm" svg:x="16.559cm" svg:y="14.938cm">
          <draw:text-box>
            <text:p text:style-name="P5"><text:span text:style-name="T6">+</text:span></text:p>
          </draw:text-box>
        </draw:frame>
        <draw:frame draw:style-name="gr17" draw:text-style-name="P17" draw:layer="layout" svg:width="1.04cm" svg:height="1.276cm" svg:x="10.26cm" svg:y="16.638cm">
          <draw:text-box>
            <text:p text:style-name="P5"><text:span text:style-name="T6">=</text:span></text:p>
          </draw:text-box>
        </draw:frame>
        <draw:ellipse draw:style-name="gr2" draw:text-style-name="P3" draw:layer="layout" svg:width="0.779cm" svg:height="0.82cm" svg:x="22.876cm" svg:y="3.583cm">
          <text:p text:style-name="P2"><text:span text:style-name="T1">E'</text:span></text:p>
        </draw:ellipse>
        <draw:line draw:style-name="gr3" draw:text-style-name="P4" draw:layer="layout" svg:x1="23.265cm" svg:y1="4.402cm" svg:x2="23.265cm" svg:y2="5.595cm">
          <text:p/>
        </draw:line>
        <draw:line draw:style-name="gr3" draw:text-style-name="P4" draw:layer="layout" svg:x1="22.959cm" svg:y1="8.3cm" svg:x2="22.059cm" svg:y2="9.7cm">
          <text:p/>
        </draw:line>
        <draw:ellipse draw:style-name="gr18" draw:text-style-name="P18" draw:layer="layout" svg:width="0.779cm" svg:height="0.82cm" svg:x="21.364cm" svg:y="7.571cm">
          <text:p text:style-name="P2"><text:span text:style-name="T1">E</text:span></text:p>
        </draw:ellipse>
        <draw:line draw:style-name="gr19" draw:text-style-name="P4" draw:layer="layout" svg:x1="21.759cm" svg:y1="8.4cm" svg:x2="21.759cm" svg:y2="9.7cm">
          <text:p/>
        </draw:line>
        <draw:frame draw:style-name="gr20" draw:text-style-name="P19" draw:layer="layout" svg:width="2.386cm" svg:height="1.039cm" svg:x="2.451cm" svg:y="6.161cm">
          <draw:text-box>
            <text:p text:style-name="P7"><text:span text:style-name="T7">Commits du</text:span></text:p>
            <text:p text:style-name="P7"><text:span text:style-name="T7">collegue</text:span></text:p>
          </draw:text-box>
        </draw:frame>
        <draw:line draw:style-name="gr21" draw:text-style-name="P20" draw:layer="layout" svg:x1="4.359cm" svg:y1="6.2cm" svg:x2="5.059cm" svg:y2="5.8cm">
          <text:p/>
        </draw:line>
        <draw:line draw:style-name="gr21" draw:text-style-name="P20" draw:layer="layout" svg:x1="4.259cm" svg:y1="7.2cm" svg:x2="5.059cm" svg:y2="7.6cm">
          <text:p/>
        </draw:line>
        <draw:frame draw:style-name="gr22" draw:text-style-name="P19" draw:layer="layout" svg:width="2.936cm" svg:height="1.039cm" svg:x="7.251cm" svg:y="12.1cm">
          <draw:text-box>
            <text:p text:style-name="P7"><text:span text:style-name="T7">La dernière fois</text:span></text:p>
            <text:p text:style-name="P7"><text:span text:style-name="T7">qu'on à fetch</text:span></text:p>
          </draw:text-box>
        </draw:frame>
        <draw:line draw:style-name="gr21" draw:text-style-name="P20" draw:layer="layout" svg:x1="8.859cm" svg:y1="12.2cm" svg:x2="10.759cm" svg:y2="10.5cm">
          <text:p/>
        </draw:line>
        <draw:frame draw:style-name="gr23" draw:text-style-name="P19" draw:layer="layout" svg:width="3.347cm" svg:height="1.039cm" svg:x="24.259cm" svg:y="1.761cm">
          <draw:text-box>
            <text:p text:style-name="P7"><text:span text:style-name="T7">Commit E</text:span></text:p>
            <text:p text:style-name="P7"><text:span text:style-name="T7">copié et rebasé ici</text:span></text:p>
          </draw:text-box>
        </draw:frame>
        <draw:line draw:style-name="gr21" draw:text-style-name="P20" draw:layer="layout" svg:x1="24.859cm" svg:y1="2.9cm" svg:x2="23.659cm" svg:y2="3.8cm">
          <text:p/>
        </draw:line>
        <draw:frame draw:style-name="gr24" draw:text-style-name="P19" draw:layer="layout" svg:width="4.426cm" svg:height="1.433cm" svg:x="23.946cm" svg:y="6.767cm">
          <draw:text-box>
            <text:p text:style-name="P7"><text:span text:style-name="T7">origin/master</text:span></text:p>
            <text:p text:style-name="P7"><text:span text:style-name="T7">reste tjrs synchrone avec</text:span></text:p>
            <text:p text:style-name="P7"><text:span text:style-name="T7">le remote</text:span></text:p>
          </draw:text-box>
        </draw:frame>
        <draw:line draw:style-name="gr21" draw:text-style-name="P20" draw:layer="layout" svg:x1="25.959cm" svg:y1="6.7cm" svg:x2="25.259cm" svg:y2="5.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modern" style:font-pitch="variable"/>
    <style:font-face style:name="Courier1" svg:font-family="Courier" style:font-family-generic="modern" style:font-pitch="variable"/>
    <style:font-face style:name="Courier" svg:font-family="Courier" style:font-adornments="Oblique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_20_45" draw:display-name="Square 45" svg:viewBox="0 0 1131 1131" svg:d="M0 564l564 567 567-567-567-564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859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 m</meta:initial-creator>
    <meta:creation-date>2020-05-02T11:34:17</meta:creation-date>
    <dc:date>2021-12-13T18:02:08.977073630</dc:date>
    <meta:editing-duration>P1DT5H30M34S</meta:editing-duration>
    <meta:editing-cycles>35</meta:editing-cycles>
    <meta:generator>LibreOffice/6.4.7.2$Linux_X86_64 LibreOffice_project/40$Build-2</meta:generator>
    <meta:document-statistic meta:object-count="62"/>
  </office:meta>
</office:document-meta>
</file>